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3.3055in"/>
    </style:style>
    <style:style style:name="co3" style:family="table-column">
      <style:table-column-properties fo:break-before="auto" style:column-width="2.2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4 distanceAlgorithm PROBABILITY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h,ao,ap,6,</text:p>
          </table:table-cell>
          <table:table-cell office:value-type="string">
            <text:p>a,c,3,ah,ao,ap,</text:p>
          </table:table-cell>
          <table:table-cell office:value-type="string">
            <text:p>a,c,3,ah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h,ao,ap,6,</text:p>
          </table:table-cell>
          <table:table-cell office:value-type="string">
            <text:p>a,c,3,ah,ao,ap,</text:p>
          </table:table-cell>
          <table:table-cell office:value-type="string">
            <text:p>a,c,3,ah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o,ap,6,</text:p>
          </table:table-cell>
          <table:table-cell office:value-type="string">
            <text:p>a,c,3,ao,ap,</text:p>
          </table:table-cell>
          <table:table-cell office:value-type="string">
            <text:p>a,c,3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h,ao,ap,6,</text:p>
          </table:table-cell>
          <table:table-cell office:value-type="string">
            <text:p>a,c,3,ah,ao,ap,</text:p>
          </table:table-cell>
          <table:table-cell office:value-type="string">
            <text:p>a,c,3,ah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o,ap,6,</text:p>
          </table:table-cell>
          <table:table-cell office:value-type="string">
            <text:p>a,c,3,ao,ap,</text:p>
          </table:table-cell>
          <table:table-cell office:value-type="string">
            <text:p>a,c,3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o,ap,6,</text:p>
          </table:table-cell>
          <table:table-cell office:value-type="string">
            <text:p>a,c,3,ao,ap,</text:p>
          </table:table-cell>
          <table:table-cell office:value-type="string">
            <text:p>a,c,3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2.4489795918367">
            <text:p>22.45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o,ap,6,</text:p>
          </table:table-cell>
          <table:table-cell office:value-type="string">
            <text:p>a,c,3,ao,ap,</text:p>
          </table:table-cell>
          <table:table-cell office:value-type="string">
            <text:p>a,c,3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h,ao,ap,6,</text:p>
          </table:table-cell>
          <table:table-cell office:value-type="string">
            <text:p>a,c,3,ah,ao,ap,</text:p>
          </table:table-cell>
          <table:table-cell office:value-type="string">
            <text:p>a,c,3,ah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h,ao,ap,6,</text:p>
          </table:table-cell>
          <table:table-cell office:value-type="string">
            <text:p>a,c,3,ah,ao,ap,</text:p>
          </table:table-cell>
          <table:table-cell office:value-type="string">
            <text:p>a,c,3,ah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y,7,aa,ad,ae,3,ah,ao,ap,6,</text:p>
          </table:table-cell>
          <table:table-cell office:value-type="string">
            <text:p>a,c,3,ah,ao,ap,</text:p>
          </table:table-cell>
          <table:table-cell office:value-type="string">
            <text:p>a,c,3,ah,ao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4 distanceAlgorithm PROBABILITY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y,7,aa,ab,13,ac,ad,ae,3,af,ag,ah,ai,ao,ap,1,6,</text:p>
          </table:table-cell>
          <table:table-cell office:value-type="string">
            <text:p>ab,13,ac,ad,ae,3,af,ag,ah,ai,ap,6,</text:p>
          </table:table-cell>
          <table:table-cell office:value-type="string">
            <text:p>ab,13,ac,ad,ae,3,af,ag,ah,ai,ap,6,</text:p>
          </table:table-cell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36:34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